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_5b_DAISY_5d__20_Author" style:display-name="[DAISY] Author" style:family="paragraph" style:next-style-name="Standard"/>
    <style:style style:name="_5b_DAISY_5d__20_BridgeHead" style:display-name="[DAISY] BridgeHead" style:family="paragraph" style:next-style-name="Standard"/>
    <style:style style:name="_5b_DAISY_5d__20_ByLine" style:display-name="[DAISY] ByLine" style:family="paragraph" style:next-style-name="Standard"/>
    <style:style style:name="_5b_DAISY_5d__20_DateLine" style:display-name="[DAISY] DateLine" style:family="paragraph" style:next-style-name="Standard"/>
    <style:style style:name="_5b_DAISY_5d__20_Keyboard_20_Input" style:display-name="[DAISY] Keyboard Input" style:family="paragraph" style:next-style-name="Standard"/>
    <style:style style:name="_5b_DAISY_5d__20_Address" style:display-name="[DAISY] Address" style:family="paragraph" style:next-style-name="Standard"/>
    <style:style style:name="_5b_DAISY_5d__20_Prodnote" style:display-name="[DAISY] Prodnote" style:family="paragraph" style:next-style-name="Standard"/>
    <style:style style:name="_5b_DAISY_5d__20_Prodnote_20__28_Optional_29_" style:display-name="[DAISY] Prodnote (Optional)" style:family="paragraph" style:parent-style-name="_5b_DAISY_5d__20_Prodnote"/>
    <style:style style:name="_5b_DAISY_5d__20_Sample" style:display-name="[DAISY] Sample" style:family="paragraph" style:next-style-name="Standard"/>
    <style:style style:name="_5b_DAISY_5d__20_Blockquote" style:display-name="[DAISY] Blockquote" style:family="paragraph" style:nex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b_DAISY_5d__20_Computer_20_Code" style:display-name="[DAISY] Computer Code" style:family="text"/>
    <style:style style:name="_5b_DAISY_5d__20_Keyboard_20_Input" style:display-name="[DAISY] Keyboard Input" style:family="text"/>
    <style:style style:name="_5b_DAISY_5d__20_Prodnote" style:display-name="[DAISY] Prodnote" style:family="text"/>
    <style:style style:name="_5b_DAISY_5d__20_Prodnote_20__28_Optional_29_" style:display-name="[DAISY] Prodnote (Optional)" style:family="text"/>
    <style:style style:name="_5b_DAISY_5d__20_Sample" style:display-name="[DAISY] Sample" style:family="text"/>
    <style:style style:name="_5b_DAISY_5d__20_Sentence" style:display-name="[DAISY] Sentence" style:family="text"/>
    <style:style style:name="_5b_DAISY_5d__20_Span" style:display-name="[DAISY] Span" style:family="text"/>
    <style:style style:name="_5b_DAISY_5d__20_Abbreviation" style:display-name="[DAISY] Abbreviation" style:family="text"/>
    <style:style style:name="_5b_DAISY_5d__20_Acronym" style:display-name="[DAISY] Acronym" style:family="text"/>
    <style:style style:name="_5b_DAISY_5d__20_Acronym_20__28_Pronounce_29_" style:display-name="[DAISY] Acronym (Pronounce)" style:family="text"/>
    <style:style style:name="_5b_DAISY_5d__20_Blockquote" style:display-name="[DAISY] Blockquot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7-28T15:08:22</meta:creation-date>
    <dc:date>2009-10-05T01:08:27</dc:date>
    <dc:creator>Vincent Spiewak</dc:creator>
    <meta:editing-duration>PT00H14M26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0" meta:word-count="0" meta:character-count="0"/>
  </office:meta>
</office:document-meta>
</file>